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4.7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a0fc"/>
    </style:style>
    <style:style style:name="ce5" style:family="table-cell" style:parent-style-name="Default">
      <style:table-cell-properties fo:background-color="#55308d"/>
      <style:text-properties fo:color="#ffffff"/>
    </style:style>
    <style:style style:name="ce6" style:family="table-cell" style:parent-style-name="Default">
      <style:table-cell-properties fo:background-color="#ffd7d7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ackground-color="#ffd7d7"/>
      <style:text-properties fo:color="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00a9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171cm" svg:height="12.803cm" svg:x="21.287cm" svg:y="13.335cm">
            <draw:object draw:notify-on-update-of-ranges="Sheet1.F2:Sheet1.F17 Sheet1.G2:Sheet1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rticular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Moto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pi</text:p>
          </table:table-cell>
          <table:table-cell office:value-type="float" office:value="3.141592654" calcext:value-type="float">
            <text:p>3.1415926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wer in </text:p>
          </table:table-cell>
          <table:table-cell table:style-name="ce1" office:value-type="float" office:value="1339" calcext:value-type="float">
            <text:p>1339</text:p>
          </table:table-cell>
          <table:table-cell office:value-type="string" calcext:value-type="string">
            <text:p>W</text:p>
          </table:table-cell>
          <table:table-cell table:style-name="ce5" table:number-columns-repeated="2"/>
          <table:table-cell table:style-name="ce5" office:value-type="float" office:value="139.86" calcext:value-type="float">
            <text:p>139.86</text:p>
          </table:table-cell>
          <table:table-cell table:style-name="ce5" office:value-type="float" office:value="5558.33" calcext:value-type="float">
            <text:p>5558.33</text:p>
          </table:table-cell>
          <table:table-cell table:number-columns-repeated="2"/>
          <table:table-cell office:value-type="string" calcext:value-type="string">
            <text:p>Pi/6</text:p>
          </table:table-cell>
          <table:table-cell table:formula="of:=[.K1]/6" office:value-type="float" office:value="0.523598775666667" calcext:value-type="float">
            <text:p>0.5235987756666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otational Speed</text:p>
          </table:table-cell>
          <table:table-cell table:style-name="ce1" office:value-type="float" office:value="4935" calcext:value-type="float">
            <text:p>4935</text:p>
          </table:table-cell>
          <table:table-cell office:value-type="string" calcext:value-type="string">
            <text:p>RPM</text:p>
          </table:table-cell>
          <table:table-cell table:style-name="ce5" office:value-type="string" calcext:value-type="string">
            <text:p>Efficient Multirotor</text:p>
          </table:table-cell>
          <table:table-cell table:style-name="ce5" office:value-type="string" calcext:value-type="string">
            <text:p>T motor U12</text:p>
          </table:table-cell>
          <table:table-cell table:style-name="ce5" office:value-type="float" office:value="3310" calcext:value-type="float">
            <text:p>3310</text:p>
          </table:table-cell>
          <table:table-cell table:style-name="ce5" office:value-type="float" office:value="16448.882" calcext:value-type="float">
            <text:p>16448.882</text:p>
          </table:table-cell>
          <table:table-cell table:number-columns-repeated="3"/>
          <table:table-cell office:value-type="string" calcext:value-type="string">
            <text:p>Winding Calc (Use 0.25&lt;q&lt;0.5 for concentrated winding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ngth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table:style-name="ce5" office:value-type="string" calcext:value-type="string">
            <text:p>High Performance Multirotor</text:p>
          </table:table-cell>
          <table:table-cell table:style-name="ce5" office:value-type="string" calcext:value-type="string">
            <text:p>T motor U10</text:p>
          </table:table-cell>
          <table:table-cell table:style-name="ce5" office:value-type="float" office:value="486" calcext:value-type="float">
            <text:p>486</text:p>
          </table:table-cell>
          <table:table-cell table:style-name="ce5" office:value-type="float" office:value="9662.58" calcext:value-type="float">
            <text:p>9662.58</text:p>
          </table:table-cell>
          <table:table-cell table:number-columns-repeated="3"/>
          <table:table-cell table:style-name="ce1" office:value-type="string" calcext:value-type="string">
            <text:p>Number of slots(Ns)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multiple of 3</text:p>
          </table:table-cell>
          <table:table-cell/>
        </table:table-row>
        <table:table-row table:style-name="ro1">
          <table:table-cell table:style-name="ce1" office:value-type="string" calcext:value-type="string">
            <text:p>Diameter</text:p>
          </table:table-cell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mm</text:p>
          </table:table-cell>
          <table:table-cell table:style-name="ce5" office:value-type="string" calcext:value-type="string">
            <text:p>High Performance Multirotor</text:p>
          </table:table-cell>
          <table:table-cell table:style-name="ce5" office:value-type="string" calcext:value-type="string">
            <text:p>T motor U13</text:p>
          </table:table-cell>
          <table:table-cell table:style-name="ce5" office:value-type="float" office:value="2923" calcext:value-type="float">
            <text:p>2923</text:p>
          </table:table-cell>
          <table:table-cell table:style-name="ce5" office:value-type="float" office:value="13462" calcext:value-type="float">
            <text:p>13462</text:p>
          </table:table-cell>
          <table:table-cell table:number-columns-repeated="3"/>
          <table:table-cell table:style-name="ce1" office:value-type="string" calcext:value-type="string">
            <text:p>q</text:p>
          </table:table-cell>
          <table:table-cell table:style-name="ce1" office:value-type="float" office:value="0.3" calcext:value-type="float">
            <text:p>0.3</text:p>
          </table:table-cell>
          <table:table-cell office:value-type="string" calcext:value-type="string">
            <text:p>0.25&lt;q&lt;0.5</text:p>
          </table:table-cell>
          <table:table-cell/>
        </table:table-row>
        <table:table-row table:style-name="ro1">
          <table:table-cell table:style-name="ce2" office:value-type="string" calcext:value-type="string">
            <text:p>Torque</text:p>
          </table:table-cell>
          <table:table-cell table:style-name="ce2" table:formula="of:=(60*[.B2])/(2*[.K1]*[.B3])" office:value-type="float" office:value="2.59098442276257" calcext:value-type="float">
            <text:p>2.59098442276257</text:p>
          </table:table-cell>
          <table:table-cell office:value-type="string" calcext:value-type="string">
            <text:p>Nm</text:p>
          </table:table-cell>
          <table:table-cell table:style-name="ce5" office:value-type="string" calcext:value-type="string">
            <text:p>High Performance Multirotor</text:p>
          </table:table-cell>
          <table:table-cell table:style-name="ce5" office:value-type="string" calcext:value-type="string">
            <text:p>Tmotor U3</text:p>
          </table:table-cell>
          <table:table-cell table:style-name="ce5" office:value-type="float" office:value="192.03" calcext:value-type="float">
            <text:p>192.03</text:p>
          </table:table-cell>
          <table:table-cell table:style-name="ce5" office:value-type="float" office:value="6586.75" calcext:value-type="float">
            <text:p>6586.75</text:p>
          </table:table-cell>
          <table:table-cell table:number-columns-repeated="3"/>
          <table:table-cell table:style-name="ce1" office:value-type="string" calcext:value-type="string">
            <text:p>Number of phase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table:formula="of:=([.B6]*1000000000)/([.B5]*[.B5]*[.B4])" office:value-type="float" office:value="15353.981764519" calcext:value-type="float">
            <text:p>15353.981764519</text:p>
          </table:table-cell>
          <table:table-cell office:value-type="string" calcext:value-type="string">
            <text:p>W/m3</text:p>
          </table:table-cell>
          <table:table-cell table:style-name="ce5" office:value-type="string" calcext:value-type="string">
            <text:p>High Performance Multirotor</text:p>
          </table:table-cell>
          <table:table-cell table:style-name="ce5" office:value-type="string" calcext:value-type="string">
            <text:p>T motor U5</text:p>
          </table:table-cell>
          <table:table-cell table:style-name="ce5" office:value-type="float" office:value="381.84" calcext:value-type="float">
            <text:p>381.84</text:p>
          </table:table-cell>
          <table:table-cell table:style-name="ce5" office:value-type="float" office:value="8765.1524" calcext:value-type="float">
            <text:p>8765.1524</text:p>
          </table:table-cell>
          <table:table-cell table:number-columns-repeated="3"/>
          <table:table-cell table:style-name="ce2" office:value-type="string" calcext:value-type="string">
            <text:p>Calculated number of poles</text:p>
          </table:table-cell>
          <table:table-cell table:style-name="ce2" table:formula="of:=INT([.L4]/([.L6]*[.L5])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High Performance Multirotor</text:p>
          </table:table-cell>
          <table:table-cell table:style-name="ce5" office:value-type="string" calcext:value-type="string">
            <text:p>T motor U7</text:p>
          </table:table-cell>
          <table:table-cell table:style-name="ce5" office:value-type="float" office:value="658" calcext:value-type="float">
            <text:p>658</text:p>
          </table:table-cell>
          <table:table-cell table:style-name="ce5" office:value-type="float" office:value="9866.85" calcext:value-type="float">
            <text:p>9866.85</text:p>
          </table:table-cell>
          <table:table-cell table:number-columns-repeated="3"/>
          <table:table-cell table:style-name="ce1" office:value-type="string" calcext:value-type="string">
            <text:p>Number of Poles(Np)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void Ns=Np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High Performance Multirotor</text:p>
          </table:table-cell>
          <table:table-cell table:style-name="ce5" office:value-type="string" calcext:value-type="string">
            <text:p>T motor U15II</text:p>
          </table:table-cell>
          <table:table-cell table:style-name="ce5" office:value-type="float" office:value="5520" calcext:value-type="float">
            <text:p>5520</text:p>
          </table:table-cell>
          <table:table-cell table:style-name="ce5" office:value-type="float" office:value="15314.15" calcext:value-type="float">
            <text:p>15314.15</text:p>
          </table:table-cell>
          <table:table-cell table:number-columns-repeated="3"/>
          <table:table-cell table:style-name="ce2" office:value-type="string" calcext:value-type="string">
            <text:p>q</text:p>
          </table:table-cell>
          <table:table-cell table:style-name="ce2" table:formula="of:=[.L4]/([.L8]*[.L6])" office:value-type="float" office:value="0.3" calcext:value-type="float">
            <text:p>0.3</text:p>
          </table:table-cell>
          <table:table-cell office:value-type="string" calcext:value-type="string">
            <text:p>0.25&lt;q&lt;0.5</text:p>
          </table:table-cell>
          <table:table-cell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2"/>
          <table:table-cell table:style-name="ce5" office:value-type="string" calcext:value-type="string">
            <text:p>Efficient Multirotor</text:p>
          </table:table-cell>
          <table:table-cell table:style-name="ce5" office:value-type="string" calcext:value-type="string">
            <text:p>T motor U8 lite</text:p>
          </table:table-cell>
          <table:table-cell table:style-name="ce5" office:value-type="float" office:value="917" calcext:value-type="float">
            <text:p>917</text:p>
          </table:table-cell>
          <table:table-cell table:style-name="ce5" office:value-type="float" office:value="23308.73" calcext:value-type="float">
            <text:p>23308.73</text:p>
          </table:table-cell>
          <table:table-cell table:number-columns-repeated="3"/>
          <table:table-cell table:style-name="ce2" office:value-type="string" calcext:value-type="string">
            <text:p>Balance Factor</text:p>
          </table:table-cell>
          <table:table-cell table:style-name="ce2" table:formula="of:=[.L4]/(3*GCD([.L4];([.L8]/2)))" office:value-type="float" office:value="3" calcext:value-type="float">
            <text:p>3</text:p>
          </table:table-cell>
          <table:table-cell office:value-type="string" calcext:value-type="string">
            <text:p>Always keep it an integer</text:p>
          </table:table-cell>
          <table:table-cell/>
        </table:table-row>
        <table:table-row table:style-name="ro1">
          <table:table-cell table:style-name="ce2" office:value-type="string" calcext:value-type="string">
            <text:p>Intermediate</text:p>
          </table:table-cell>
          <table:table-cell table:number-columns-repeated="2"/>
          <table:table-cell table:style-name="ce5" office:value-type="string" calcext:value-type="string">
            <text:p>High Performance Multirotor</text:p>
          </table:table-cell>
          <table:table-cell table:style-name="ce5" office:value-type="string" calcext:value-type="string">
            <text:p>T motor P60</text:p>
          </table:table-cell>
          <table:table-cell table:style-name="ce5" office:value-type="float" office:value="1387.2" calcext:value-type="float">
            <text:p>1387.2</text:p>
          </table:table-cell>
          <table:table-cell table:style-name="ce5" office:value-type="float" office:value="16305.15" calcext:value-type="float">
            <text:p>16305.15</text:p>
          </table:table-cell>
          <table:table-cell table:number-columns-repeated="3"/>
          <table:table-cell table:style-name="ce4" office:value-type="string" calcext:value-type="string">
            <text:p>Cogging Steps</text:p>
          </table:table-cell>
          <table:table-cell table:style-name="ce4" table:formula="of:=LCM([.L4];[.L8])" office:value-type="float" office:value="180" calcext:value-type="float">
            <text:p>180</text:p>
          </table:table-cell>
          <table:table-cell office:value-type="string" calcext:value-type="string">
            <text:p>/rotation</text:p>
          </table:table-cell>
          <table:table-cell office:value-type="string" calcext:value-type="string">
            <text:p>Keep it as large as possible</text:p>
          </table:table-cell>
        </table:table-row>
        <table:table-row table:style-name="ro1">
          <table:table-cell table:style-name="ce3" office:value-type="string" calcext:value-type="string">
            <text:p>Intermediate</text:p>
          </table:table-cell>
          <table:table-cell table:number-columns-repeated="2"/>
          <table:table-cell table:style-name="ce5" office:value-type="string" calcext:value-type="string">
            <text:p>High Performance Multirotor</text:p>
          </table:table-cell>
          <table:table-cell table:style-name="ce5" office:value-type="string" calcext:value-type="string">
            <text:p>T motor P80III</text:p>
          </table:table-cell>
          <table:table-cell table:style-name="ce5" office:value-type="float" office:value="3628" calcext:value-type="float">
            <text:p>3628</text:p>
          </table:table-cell>
          <table:table-cell table:style-name="ce5" office:value-type="float" office:value="25953.53" calcext:value-type="float">
            <text:p>25953.53</text:p>
          </table:table-cell>
          <table:table-cell table:number-columns-repeated="3"/>
          <table:table-cell table:style-name="ce4" office:value-type="string" calcext:value-type="string">
            <text:p>Electrical Frequency</text:p>
          </table:table-cell>
          <table:table-cell table:style-name="ce4" table:formula="of:=([.B22]/60)*([.L8]/2)" office:value-type="float" office:value="1000" calcext:value-type="float">
            <text:p>1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style-name="ce4" office:value-type="string" calcext:value-type="string">
            <text:p>Outputs</text:p>
          </table:table-cell>
          <table:table-cell table:number-columns-repeated="2"/>
          <table:table-cell table:style-name="ce5" office:value-type="string" calcext:value-type="string">
            <text:p>Fixed Wing</text:p>
          </table:table-cell>
          <table:table-cell table:style-name="ce5" office:value-type="string" calcext:value-type="string">
            <text:p>T motor AT2303</text:p>
          </table:table-cell>
          <table:table-cell table:style-name="ce5" office:value-type="float" office:value="56.97" calcext:value-type="float">
            <text:p>56.97</text:p>
          </table:table-cell>
          <table:table-cell table:style-name="ce5" office:value-type="float" office:value="10776.74" calcext:value-type="float">
            <text:p>10776.7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Reverse Engineered Data</text:p>
          </table:table-cell>
          <table:table-cell table:number-columns-repeated="2"/>
          <table:table-cell table:style-name="ce5" office:value-type="string" calcext:value-type="string">
            <text:p>Fixed Wing</text:p>
          </table:table-cell>
          <table:table-cell table:style-name="ce5" office:value-type="string" calcext:value-type="string">
            <text:p>T motor AT2304</text:p>
          </table:table-cell>
          <table:table-cell table:style-name="ce5" office:value-type="float" office:value="56.17" calcext:value-type="float">
            <text:p>56.17</text:p>
          </table:table-cell>
          <table:table-cell table:style-name="ce5" office:value-type="float" office:value="11314.32" calcext:value-type="float">
            <text:p>11314.32</text:p>
          </table:table-cell>
          <table:table-cell table:number-columns-repeated="3"/>
          <table:table-cell office:value-type="string" calcext:value-type="string">
            <text:p>Radius</text:p>
          </table:table-cell>
          <table:table-cell table:formula="of:=[.B26]/2000" office:value-type="float" office:value="0.033" calcext:value-type="float">
            <text:p>0.033</text:p>
          </table:table-cell>
          <table:table-cell office:value-type="string" calcext:value-type="string">
            <text:p>m </text:p>
          </table:table-cell>
          <table:table-cell/>
        </table:table-row>
        <table:table-row table:style-name="ro1">
          <table:table-cell table:style-name="ce6" office:value-type="string" calcext:value-type="string">
            <text:p>Sketch</text:p>
          </table:table-cell>
          <table:table-cell table:number-columns-repeated="2"/>
          <table:table-cell table:style-name="ce5" office:value-type="string" calcext:value-type="string">
            <text:p>Fixed Wing</text:p>
          </table:table-cell>
          <table:table-cell table:style-name="ce5" office:value-type="string" calcext:value-type="string">
            <text:p>T motor AT2308</text:p>
          </table:table-cell>
          <table:table-cell table:style-name="ce5" office:value-type="float" office:value="246.35" calcext:value-type="float">
            <text:p>246.35</text:p>
          </table:table-cell>
          <table:table-cell table:style-name="ce5" office:value-type="float" office:value="18539.71" calcext:value-type="float">
            <text:p>18539.71</text:p>
          </table:table-cell>
          <table:table-cell table:number-columns-repeated="3"/>
          <table:table-cell office:value-type="string" calcext:value-type="string">
            <text:p>Current for calc</text:p>
          </table:table-cell>
          <table:table-cell table:formula="of:=10*(1+INT([.B31]/10)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Fixed Wing</text:p>
          </table:table-cell>
          <table:table-cell table:style-name="ce5" office:value-type="string" calcext:value-type="string">
            <text:p>T motor AT2317</text:p>
          </table:table-cell>
          <table:table-cell table:style-name="ce5" office:value-type="float" office:value="256.35" calcext:value-type="float">
            <text:p>256.35</text:p>
          </table:table-cell>
          <table:table-cell table:style-name="ce5" office:value-type="float" office:value="19264.39" calcext:value-type="float">
            <text:p>19264.39</text:p>
          </table:table-cell>
          <table:table-cell table:number-columns-repeated="4"/>
          <table:table-cell table:formula="of:=[.B25]/1000" office:value-type="float" office:value="0.033" calcext:value-type="float">
            <text:p>0.03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T motor MN701-S</text:p>
          </table:table-cell>
          <table:table-cell table:style-name="ce5" office:value-type="float" office:value="1339" calcext:value-type="float">
            <text:p>1339</text:p>
          </table:table-cell>
          <table:table-cell table:style-name="ce5" office:value-type="float" office:value="15353.98" calcext:value-type="float">
            <text:p>15353.98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Particular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table:style-name="ce10" office:value-type="string" calcext:value-type="string">
            <text:p>This is for Delta wound motors</text:p>
          </table:table-cell>
          <table:table-cell table:number-columns-repeated="6"/>
          <table:table-cell office:value-type="string" calcext:value-type="string">
            <text:p>Magnet properties for N42</text:p>
          </table:table-cell>
          <table:table-cell/>
          <table:table-cell office:value-type="string" calcext:value-type="string">
            <text:p>Mostly Sketch, Replace with more reliable data</text:p>
          </table:table-cell>
          <table:table-cell/>
        </table:table-row>
        <table:table-row table:style-name="ro1">
          <table:table-cell table:style-name="ce1" office:value-type="string" calcext:value-type="string">
            <text:p>Design Power</text:p>
          </table:table-cell>
          <table:table-cell table:style-name="ce1" office:value-type="float" office:value="1300" calcext:value-type="float">
            <text:p>1300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ce3" office:value-type="string" calcext:value-type="string">
            <text:p>gamma</text:p>
          </table:table-cell>
          <table:table-cell table:style-name="ce3" table:formula="of:=[.K1]/([.L9]*[.L6])" office:value-type="float" office:value="3.49065850444444" calcext:value-type="float">
            <text:p>3.49065850444444</text:p>
          </table:table-cell>
          <table:table-cell table:number-columns-repeated="3"/>
          <table:table-cell table:style-name="ce11" office:value-type="string" calcext:value-type="string">
            <text:p>Flux Concentration Fac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K</text:p>
          </table:table-cell>
          <table:table-cell table:style-name="ce7" table:formula="of:=12127.6828+(1.5089081*[.B20])" office:value-type="float" office:value="14089.26333" calcext:value-type="float">
            <text:p>14089.26333</text:p>
          </table:table-cell>
          <table:table-cell office:value-type="string" calcext:value-type="string">
            <text:p>from the linear fit</text:p>
          </table:table-cell>
          <table:table-cell table:number-columns-repeated="2"/>
          <table:table-cell table:style-name="ce3" office:value-type="string" calcext:value-type="string">
            <text:p>epsilon</text:p>
          </table:table-cell>
          <table:table-cell table:style-name="ce3" table:formula="of:=[.K1]-[.G20]" office:value-type="float" office:value="-0.349065850444445" calcext:value-type="float">
            <text:p>-0.349065850444445</text:p>
          </table:table-cell>
          <table:table-cell table:number-columns-repeated="3"/>
          <table:table-cell table:style-name="ce11" office:value-type="string" calcext:value-type="string">
            <text:p>Magnetic Recoil Permeability</text:p>
          </table:table-cell>
          <table:table-cell table:style-name="ce11"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sign RPM</text:p>
          </table:table-cell>
          <table:table-cell table:style-name="ce1" office:value-type="float" office:value="6000" calcext:value-type="float">
            <text:p>6000</text:p>
          </table:table-cell>
          <table:table-cell table:style-name="ce9" office:value-type="string" calcext:value-type="string">
            <text:p>/min</text:p>
          </table:table-cell>
          <table:table-cell table:number-columns-repeated="2"/>
          <table:table-cell table:style-name="ce3" office:value-type="string" calcext:value-type="string">
            <text:p>k_en</text:p>
          </table:table-cell>
          <table:table-cell table:style-name="ce3" table:formula="of:=COS(0.5*[.G23]*[.G21])" office:value-type="float" office:value="0.984807753008251" calcext:value-type="float">
            <text:p>0.984807753008251</text:p>
          </table:table-cell>
          <table:table-cell table:number-columns-repeated="3"/>
          <table:table-cell table:style-name="ce11" office:value-type="string" calcext:value-type="string">
            <text:p>Carter Coefficent</text:p>
          </table:table-cell>
          <table:table-cell table:style-name="ce11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orque</text:p>
          </table:table-cell>
          <table:table-cell table:style-name="ce7" table:formula="of:=(60*[.B20])/(2*[.K1]*[.B22])" office:value-type="float" office:value="2.06901425992448" calcext:value-type="float">
            <text:p>2.06901425992448</text:p>
          </table:table-cell>
          <table:table-cell office:value-type="string" calcext:value-type="string">
            <text:p>Nm</text:p>
          </table:table-cell>
          <table:table-cell table:number-columns-repeated="2"/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1" office:value-type="string" calcext:value-type="string">
            <text:p>Magnet Leakage Factor</text:p>
          </table:table-cell>
          <table:table-cell table:style-name="ce11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sign D/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3" office:value-type="string" calcext:value-type="string">
            <text:p>k_mn</text:p>
          </table:table-cell>
          <table:table-cell table:style-name="ce3" table:formula="of:=((SIN([.K2])/([.G25]*SIN([.K2]/[.G25]))))" office:value-type="float" office:value="0.959795080513547" calcext:value-type="float">
            <text:p>0.959795080513547</text:p>
          </table:table-cell>
          <table:table-cell table:number-columns-repeated="3"/>
          <table:table-cell table:style-name="ce11" office:value-type="string" calcext:value-type="string">
            <text:p>Permamnace coefficent</text:p>
          </table:table-cell>
          <table:table-cell table:style-name="ce11"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ength</text:p>
          </table:table-cell>
          <table:table-cell table:style-name="ce4" table:formula="of:=INT((1000)*([.B23]/([.B24]*[.B24]*[.B21]))^(1/3))" office:value-type="float" office:value="33" calcext:value-type="float">
            <text:p>33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3" office:value-type="string" calcext:value-type="string">
            <text:p>z</text:p>
          </table:table-cell>
          <table:table-cell table:style-name="ce3" table:formula="of:=[.L4]/(GCD([.L4];([.L6]*[.L8])))" office:value-type="float" office:value="3" calcext:value-type="float">
            <text:p>3</text:p>
          </table:table-cell>
          <table:table-cell table:number-columns-repeated="3"/>
          <table:table-cell table:style-name="ce11" office:value-type="string" calcext:value-type="string">
            <text:p>Magnetic Remanance</text:p>
          </table:table-cell>
          <table:table-cell table:style-name="ce11" office:value-type="float" office:value="1.28" calcext:value-type="float">
            <text:p>1.2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iameter</text:p>
          </table:table-cell>
          <table:table-cell table:style-name="ce4" table:formula="of:=[.B25]*[.B24]" office:value-type="float" office:value="66" calcext:value-type="float">
            <text:p>66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3" office:value-type="string" calcext:value-type="string">
            <text:p>k_skew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1" office:value-type="string" calcext:value-type="string">
            <text:p>Air Gap Flux Density</text:p>
          </table:table-cell>
          <table:table-cell table:style-name="ce11" table:formula="of:=([.L20]*[.L25])/(1+(([.L21]*[.L22]*[.L23])/[.L24]))" office:value-type="float" office:value="0.58743961352657" calcext:value-type="float">
            <text:p>0.587439613526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sign Voltage</text:p>
          </table:table-cell>
          <table:table-cell table:style-name="ce1" office:value-type="float" office:value="22.2" calcext:value-type="float">
            <text:p>22.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3" office:value-type="string" calcext:value-type="string">
            <text:p>K_winding</text:p>
          </table:table-cell>
          <table:table-cell table:style-name="ce3" table:formula="of:=[.G26]*[.G24]*[.G22]" office:value-type="float" office:value="0.945213636588919" calcext:value-type="float">
            <text:p>0.94521363658891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v</text:p>
          </table:table-cell>
          <table:table-cell table:style-name="ce4" table:formula="of:=[.B22]/[.B27]" office:value-type="float" office:value="270.27027027027" calcext:value-type="float">
            <text:p>270.27027027027</text:p>
          </table:table-cell>
          <table:table-cell office:value-type="string" calcext:value-type="string">
            <text:p>RPM/V</text:p>
          </table:table-cell>
          <table:table-cell table:number-columns-repeated="2"/>
          <table:table-cell table:style-name="ce3" office:value-type="string" calcext:value-type="string">
            <text:p>Slots/pole.phase</text:p>
          </table:table-cell>
          <table:table-cell table:style-name="ce3" table:formula="of:=[.L4]/([.L8]*[.L6])"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umber of poles</text:p>
          </table:table-cell>
          <table:table-cell table:style-name="ce2" table:formula="of:=[.L8]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Ref:”Distribution, coil-span and winding factors for PM machines with concentrated windings" by S.E. Skaar and K.R. Nilssen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umber of slots</text:p>
          </table:table-cell>
          <table:table-cell table:style-name="ce2" table:formula="of:=[.L4]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5"/>
        </table:table-row>
        <table:table-row table:style-name="ro1">
          <table:table-cell table:style-name="ce2" office:value-type="string" calcext:value-type="string">
            <text:p>Current</text:p>
          </table:table-cell>
          <table:table-cell table:style-name="ce2" table:formula="of:=[.B20]/[.B27]" office:value-type="float" office:value="58.5585585585586" calcext:value-type="float">
            <text:p>58.5585585585586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Current Density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A/mm2</text:p>
          </table:table-cell>
          <table:table-cell office:value-type="string" calcext:value-type="string">
            <text:p>use 4-6A/mm2. Lower is usually better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Wire CS Area</text:p>
          </table:table-cell>
          <table:table-cell table:style-name="ce2" table:formula="of:=[.B31]/[.B32]" office:value-type="float" office:value="9.75975975975976" calcext:value-type="float">
            <text:p>9.75975975975976</text:p>
          </table:table-cell>
          <table:table-cell office:value-type="string" calcext:value-type="string">
            <text:p>mm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Number of conductors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mu</text:p>
          </table:table-cell>
          <table:table-cell table:formula="of:=5/1000" office:value-type="float" office:value="0.005" calcext:value-type="float">
            <text:p>0.005</text:p>
          </table:table-cell>
          <table:table-cell office:value-type="string" calcext:value-type="string">
            <text:p>https://www.researchgate.net/figure/shows-effective-complex-relative-permeability-of-various-transformer-core-magnetic_fig3_271704408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Diameter of wire</text:p>
          </table:table-cell>
          <table:table-cell table:style-name="ce4" table:formula="of:=((4*([.B33]/[.B34]))/[.K1])^0.5" office:value-type="float" office:value="3.52512582351588" calcext:value-type="float">
            <text:p>3.52512582351588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resistivity</text:p>
          </table:table-cell>
          <table:table-cell table:formula="of:=45/100000000" office:value-type="float" office:value="0.00000045" calcext:value-type="float">
            <text:p>4.5E-07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Number of Turns(Calculated)</text:p>
          </table:table-cell>
          <table:table-cell table:style-name="ce4" table:formula="of:=[.B23]/([.L8]*[.G27]*[.L26]*[.L16]*[.L14]*[.G28]*[.L15])" office:value-type="float" office:value="9.50473242727269" calcext:value-type="float">
            <text:p>9.50473242727269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Density</text:p>
          </table:table-cell>
          <table:table-cell office:value-type="float" office:value="7200" calcext:value-type="float">
            <text:p>720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Number of Turns(Integer)</text:p>
          </table:table-cell>
          <table:table-cell table:style-name="ce4" table:formula="of:=1+INT([.B36])" office:value-type="float" office:value="10" calcext:value-type="float">
            <text:p>10</text:p>
          </table:table-cell>
          <table:table-cell office:value-type="string" calcext:value-type="string">
            <text:p>Turns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Slots</text:p>
          </table:table-cell>
          <table:table-cell table:style-name="ce4" table:formula="of:=[.L4]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Poles</text:p>
          </table:table-cell>
          <table:table-cell table:style-name="ce4" table:formula="of:=[.L8]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B at stator</text:p>
          </table:table-cell>
          <table:table-cell table:style-name="ce8" table:formula="of:=([.E34]*(1/0.8)*[.B37]*[.L15])/[.L14]" office:value-type="float" office:value="113.636363636364" calcext:value-type="float">
            <text:p>113.636363636364</text:p>
          </table:table-cell>
          <table:table-cell table:style-name="ce8" office:value-type="string" calcext:value-type="string">
            <text:p>T </text:p>
          </table:table-cell>
          <table:table-cell table:number-columns-repeated="11"/>
        </table:table-row>
        <table:table-row table:style-name="ro1">
          <table:table-cell table:style-name="ce8" office:value-type="string" calcext:value-type="string">
            <text:p>Motor magnetic efficiency</text:p>
          </table:table-cell>
          <table:table-cell table:style-name="ce8" office:value-type="float" office:value="0.9" calcext:value-type="float">
            <text:p>0.9</text:p>
          </table:table-cell>
          <table:table-cell table:style-name="ce8"/>
          <table:table-cell table:number-columns-repeated="11"/>
        </table:table-row>
        <table:table-row table:style-name="ro1">
          <table:table-cell table:style-name="ce8" office:value-type="string" calcext:value-type="string">
            <text:p>Lamination thickness</text:p>
          </table:table-cell>
          <table:table-cell table:style-name="ce8" table:formula="of:=1000*((([.B20]/[.B44])*(1-[.B41])*6*1*[.E35]*[.E36])/([.K1]*[.K1]*[.B40]*[.B40]*[.L12]*[.L12]))^0.5" office:value-type="float" office:value="0.00493901689131008" calcext:value-type="float">
            <text:p>0.00493901689131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Super Sketch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Volume factor</text:p>
          </table:table-cell>
          <table:table-cell table:style-name="ce8" office:value-type="float" office:value="0.5" calcext:value-type="float">
            <text:p>0.5</text:p>
          </table:table-cell>
          <table:table-cell table:style-name="ce8"/>
          <table:table-cell table:number-columns-repeated="11"/>
        </table:table-row>
        <table:table-row table:style-name="ro1">
          <table:table-cell table:style-name="ce8" office:value-type="string" calcext:value-type="string">
            <text:p>mass</text:p>
          </table:table-cell>
          <table:table-cell table:style-name="ce8" table:formula="of:=[.K1]*[.L14]*[.L14]*([.B26]/1000)*[.E36]*[.B43]" office:value-type="float" office:value="0.812875789488946" calcext:value-type="float">
            <text:p>0.812875789488946</text:p>
          </table:table-cell>
          <table:table-cell table:style-name="ce8" office:value-type="string" calcext:value-type="string">
            <text:p>k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e to visualise:<text:a xlink:href="http://www.bavaria-direct.co.za/scheme/calculator/" xlink:type="simple">http://www.bavaria-direct.co.za/scheme/calculator/</text:a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so to help with wind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pical for double winding AaABbBCcCAaABbB..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jor Ref:<text:a xlink:href="https://things-in-motion.blogspot.com/2019/01/selecting-best-pole-and-slot.html" xlink:type="simple">https://things-in-motion.blogspot.com/2019/01/selecting-best-pole-and-slot.html</text:a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jor Ref: <text:a xlink:href="https://www.emetor.com/" xlink:type="simple">https://www.emetor.com/</text:a></text:p>
          </table:table-cell>
          <table:table-cell table:number-columns-repeated="13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1:03:37.901173840</meta:creation-date>
    <dc:date>2021-05-11T14:35:00.983416104</dc:date>
    <meta:editing-duration>PT20M18S</meta:editing-duration>
    <meta:editing-cycles>4</meta:editing-cycles>
    <meta:generator>LibreOffice/6.4.7.2$Linux_X86_64 LibreOffice_project/40$Build-2</meta:generator>
    <meta:document-statistic meta:table-count="2" meta:cell-count="2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72cm" svg:height="12.804cm" xlink:href=".." xlink:type="simple" chart:class="chart:scatter" chart:style-name="ch1">
        <chart:title svg:x="8.622cm" svg:y="0.453cm" chart:style-name="ch2">
          <text:p>K(W/m3) vs Power in watts</text:p>
        </chart:title>
        <chart:subtitle svg:x="5.687cm" svg:y="3.276cm" chart:style-name="ch3">
          <text:p>For Motor Calculations</text:p>
        </chart:subtitle>
        <chart:legend chart:legend-position="end" svg:x="13.262cm" svg:y="4.797cm" style:legend-expansion="custom" chartooo:width="7.908cm" chartooo:height="2.237cm" style:legend-expansion-aspect-ratio="3.53509164059008" chart:style-name="ch4"/>
        <chart:plot-area chart:style-name="ch5" table:cell-range-address="Sheet1.F2:Sheet1.G17" svg:x="0.423cm" svg:y="2.366cm" svg:width="16.204cm" svg:height="9.201cm">
          <chartooo:coordinate-region svg:x="1.6cm" svg:y="2.565cm" svg:width="14.655cm" svg:height="8.355cm"/>
          <chart:axis chart:dimension="x" chart:name="primary-x" chart:style-name="ch6">
            <chart:title svg:x="7.648cm" svg:y="11.823cm" chart:style-name="ch7">
              <text:p>Power in W</text:p>
            </chart:title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G2:Sheet1.G17" chart:class="chart:scatter">
            <chart:domain table:cell-range-address="Sheet1.F2:Sheet1.F17"/>
            <chart:regression-curve chart:style-name="ch10">
              <chart:equation chart:display-equation="true" chart:display-r-square="false" svg:x="2.024cm" svg:y="1.718cm"/>
            </chart:regression-curve>
            <chart:data-point chart:repeated="10"/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9.86">
                <text:p>139.86</text:p>
                <draw:g>
                  <svg:desc>Sheet1.F2:Sheet1.F17</svg:desc>
                </draw:g>
              </table:table-cell>
              <table:table-cell office:value-type="float" office:value="5558.33">
                <text:p>5558.33</text:p>
                <draw:g>
                  <svg:desc>Sheet1.G2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0">
                <text:p>3310</text:p>
              </table:table-cell>
              <table:table-cell office:value-type="float" office:value="16448.882">
                <text:p>16448.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6">
                <text:p>486</text:p>
              </table:table-cell>
              <table:table-cell office:value-type="float" office:value="9662.58">
                <text:p>9662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23">
                <text:p>2923</text:p>
              </table:table-cell>
              <table:table-cell office:value-type="float" office:value="13462">
                <text:p>13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.03">
                <text:p>192.03</text:p>
              </table:table-cell>
              <table:table-cell office:value-type="float" office:value="6586.75">
                <text:p>6586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1.84">
                <text:p>381.84</text:p>
              </table:table-cell>
              <table:table-cell office:value-type="float" office:value="8765.1524">
                <text:p>8765.1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8">
                <text:p>658</text:p>
              </table:table-cell>
              <table:table-cell office:value-type="float" office:value="9866.85">
                <text:p>9866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20">
                <text:p>5520</text:p>
              </table:table-cell>
              <table:table-cell office:value-type="float" office:value="15314.15">
                <text:p>15314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7">
                <text:p>917</text:p>
              </table:table-cell>
              <table:table-cell office:value-type="float" office:value="23308.73">
                <text:p>23308.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87.2">
                <text:p>1387.2</text:p>
              </table:table-cell>
              <table:table-cell office:value-type="float" office:value="16305.15">
                <text:p>16305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28">
                <text:p>3628</text:p>
              </table:table-cell>
              <table:table-cell office:value-type="float" office:value="25953.53">
                <text:p>25953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97">
                <text:p>56.97</text:p>
              </table:table-cell>
              <table:table-cell office:value-type="float" office:value="10776.74">
                <text:p>10776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17">
                <text:p>56.17</text:p>
              </table:table-cell>
              <table:table-cell office:value-type="float" office:value="11314.32">
                <text:p>11314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.35">
                <text:p>246.35</text:p>
              </table:table-cell>
              <table:table-cell office:value-type="float" office:value="18539.71">
                <text:p>18539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.35">
                <text:p>256.35</text:p>
              </table:table-cell>
              <table:table-cell office:value-type="float" office:value="19264.39">
                <text:p>19264.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9">
                <text:p>1339</text:p>
              </table:table-cell>
              <table:table-cell office:value-type="float" office:value="15353.98">
                <text:p>15353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